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style="normal" fo:font-weight="normal" officeooo:rsid="0022b15a" officeooo:paragraph-rsid="000153f2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language="en" fo:country="US" fo:font-style="normal" fo:font-weight="normal" officeooo:rsid="002143fc" officeooo:paragraph-rsid="000153f2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en" fo:country="US" fo:font-style="normal" fo:font-weight="normal" officeooo:rsid="001d933f" officeooo:paragraph-rsid="000153f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en" fo:country="US" fo:font-style="normal" fo:font-weight="normal" officeooo:rsid="001f5ffc" officeooo:paragraph-rsid="000153f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en" fo:country="US" fo:font-style="normal" fo:font-weight="normal" officeooo:rsid="001a98c2" officeooo:paragraph-rsid="000153f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en" fo:country="US" fo:font-style="normal" fo:font-weight="normal" officeooo:rsid="001c2fd0" officeooo:paragraph-rsid="000153f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 fo:font-style="normal" fo:font-weight="normal" officeooo:rsid="0006f54b" officeooo:paragraph-rsid="0006f54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en" fo:country="US" fo:font-style="normal" fo:font-weight="normal" officeooo:rsid="00089f1b" officeooo:paragraph-rsid="00089f1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n" fo:country="US" fo:font-style="normal" fo:font-weight="normal" officeooo:rsid="0009f76c" officeooo:paragraph-rsid="0009f76c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fo:font-style="normal" fo:font-weight="normal" officeooo:rsid="000b97fd" officeooo:paragraph-rsid="000b97f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en" fo:country="US" fo:font-style="normal" fo:font-weight="normal" officeooo:rsid="000d88da" officeooo:paragraph-rsid="000d88da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en" fo:country="US" fo:font-style="normal" fo:font-weight="normal" officeooo:rsid="000d88da" officeooo:paragraph-rsid="000f379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en" fo:country="US" fo:font-style="normal" fo:font-weight="normal" officeooo:rsid="000f3792" officeooo:paragraph-rsid="000f379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US" fo:font-style="normal" fo:font-weight="normal" officeooo:rsid="001056f5" officeooo:paragraph-rsid="001056f5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en" fo:country="US" fo:font-style="normal" fo:font-weight="normal" officeooo:rsid="0010b231" officeooo:paragraph-rsid="0010b23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en" fo:country="US" fo:font-style="normal" fo:font-weight="normal" officeooo:rsid="00124823" officeooo:paragraph-rsid="0012482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en" fo:country="US" fo:font-style="normal" fo:font-weight="normal" officeooo:rsid="0002bbd5" officeooo:paragraph-rsid="0002bbd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en" fo:country="US" fo:font-style="normal" fo:font-weight="normal" officeooo:rsid="001398ea" officeooo:paragraph-rsid="001398e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en" fo:country="US" fo:font-style="normal" fo:font-weight="normal" officeooo:rsid="00199817" officeooo:paragraph-rsid="000153f2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en" fo:country="US" fo:font-style="normal" fo:font-weight="normal" officeooo:rsid="0013ace8" officeooo:paragraph-rsid="0013ace8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language="en" fo:country="US" fo:font-style="normal" fo:font-weight="normal" officeooo:rsid="0013e241" officeooo:paragraph-rsid="0013e24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en" fo:country="US" fo:font-style="normal" fo:font-weight="normal" officeooo:rsid="0013e241" officeooo:paragraph-rsid="00148c0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en" fo:country="US" fo:font-style="normal" fo:font-weight="normal" officeooo:rsid="0017c651" officeooo:paragraph-rsid="0017c65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language="en" fo:country="US" fo:font-style="normal" fo:font-weight="normal" officeooo:rsid="00195f98" officeooo:paragraph-rsid="00195f98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language="en" fo:country="US" fo:font-style="normal" fo:font-weight="normal" officeooo:rsid="001be9f6" officeooo:paragraph-rsid="001be9f6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language="en" fo:country="US" fo:font-style="normal" fo:font-weight="normal" officeooo:rsid="001be9f6" officeooo:paragraph-rsid="0022b43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language="en" fo:country="US" fo:font-style="normal" fo:font-weight="normal" officeooo:rsid="001c2918" officeooo:paragraph-rsid="001c2918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en" fo:country="US" fo:font-style="normal" fo:font-weight="normal" officeooo:rsid="001a647f" officeooo:paragraph-rsid="001a647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language="en" fo:country="US" fo:font-style="normal" fo:font-weight="normal" officeooo:rsid="001b5322" officeooo:paragraph-rsid="001a647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fo:font-weight="normal" officeooo:rsid="0021750d" officeooo:paragraph-rsid="001c2918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fo:font-weight="normal" officeooo:rsid="0004065c" officeooo:paragraph-rsid="0002bbd5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fo:font-weight="normal" officeooo:rsid="0004065c" officeooo:paragraph-rsid="0027aba2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bold" officeooo:rsid="00199817" officeooo:paragraph-rsid="000153f2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language="en" fo:country="US" fo:font-style="normal" fo:font-weight="bold" officeooo:rsid="00089f1b" officeooo:paragraph-rsid="00089f1b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language="en" fo:country="US" fo:font-style="normal" fo:font-weight="bold" officeooo:rsid="0009f76c" officeooo:paragraph-rsid="0009f76c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language="en" fo:country="US" fo:font-style="normal" fo:font-weight="bold" officeooo:rsid="000f3792" officeooo:paragraph-rsid="000f3792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language="en" fo:country="US" fo:font-style="normal" fo:font-weight="bold" officeooo:rsid="001398ea" officeooo:paragraph-rsid="001398ea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language="en" fo:country="US" fo:font-style="normal" fo:font-weight="bold" officeooo:rsid="0013ace8" officeooo:paragraph-rsid="0013ace8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language="en" fo:country="US" fo:font-style="normal" fo:font-weight="bold" officeooo:rsid="001c2918" officeooo:paragraph-rsid="001c2918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language="en" fo:country="US" fo:font-style="normal" fo:font-weight="bold" officeooo:rsid="001a9174" officeooo:paragraph-rsid="000153f2" style:font-style-asian="normal" style:font-weight-asian="bold" style:font-style-complex="normal" style:font-weight-complex="bold"/>
    </style:style>
    <style:style style:name="P41" style:family="paragraph" style:parent-style-name="Standard">
      <style:text-properties officeooo:rsid="002143fc" officeooo:paragraph-rsid="000153f2"/>
    </style:style>
    <style:style style:name="P42" style:family="paragraph" style:parent-style-name="Standard">
      <style:text-properties fo:font-weight="normal" officeooo:rsid="001a9174" officeooo:paragraph-rsid="000153f2" style:font-weight-asian="normal" style:font-weight-complex="normal"/>
    </style:style>
    <style:style style:name="P43" style:family="paragraph" style:parent-style-name="Standard">
      <style:text-properties fo:font-weight="normal" officeooo:rsid="001c2fd0" officeooo:paragraph-rsid="000153f2" style:font-weight-asian="normal" style:font-weight-complex="normal"/>
    </style:style>
    <style:style style:name="P44" style:family="paragraph" style:parent-style-name="Standard">
      <style:text-properties fo:language="uk" fo:country="UA" fo:font-style="normal" fo:font-weight="bold" officeooo:rsid="0002bbd5" officeooo:paragraph-rsid="0002bbd5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language="uk" fo:country="UA" fo:font-style="normal" fo:font-weight="bold" officeooo:rsid="0002bbd5" officeooo:paragraph-rsid="0025fe6a" style:font-style-asian="normal" style:font-weight-asian="bold" style:font-style-complex="normal" style:font-weight-complex="bold"/>
    </style:style>
    <style:style style:name="P46" style:family="paragraph" style:parent-style-name="Standard">
      <style:text-properties officeooo:paragraph-rsid="0013ace8"/>
    </style:style>
    <style:style style:name="P47" style:family="paragraph" style:parent-style-name="Standard">
      <style:text-properties officeooo:paragraph-rsid="001a647f"/>
    </style:style>
    <style:style style:name="P48" style:family="paragraph" style:parent-style-name="Standard">
      <style:text-properties officeooo:paragraph-rsid="001c2918"/>
    </style:style>
    <style:style style:name="P49" style:family="paragraph" style:parent-style-name="Standard">
      <style:text-properties fo:font-weight="bold" officeooo:rsid="001c2fd0" officeooo:paragraph-rsid="000153f2" style:font-weight-asian="bold" style:font-weight-complex="bold"/>
    </style:style>
    <style:style style:name="P50" style:family="paragraph" style:parent-style-name="Standard">
      <style:text-properties fo:language="en" fo:country="US" fo:font-style="normal" fo:font-weight="normal" officeooo:rsid="0004065c" officeooo:paragraph-rsid="0002bbd5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n" fo:country="US" fo:font-style="normal" fo:font-weight="normal" officeooo:rsid="0004065c" officeooo:paragraph-rsid="002d786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color="#c9211e" loext:opacity="100%" fo:language="en" fo:country="US" fo:font-style="normal" fo:font-weight="normal" officeooo:rsid="002e0f28" officeooo:paragraph-rsid="002e0f28" style:font-style-asian="normal" style:font-weight-asian="normal" style:font-style-complex="normal" style:font-weight-complex="normal"/>
    </style:style>
    <style:style style:name="T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language="en" fo:country="US" fo:font-style="normal" fo:font-weight="normal" officeooo:rsid="001d933f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fo:font-weight="normal" officeooo:rsid="0013ace8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fo:font-weight="normal" officeooo:rsid="0013e241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officeooo:rsid="001a647f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normal" officeooo:rsid="001b5322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normal" officeooo:rsid="001c2918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officeooo:rsid="001de5bb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officeooo:rsid="001fa96f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officeooo:rsid="0021750d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officeooo:rsid="001a98c2" style:font-style-asian="normal" style:font-style-complex="normal"/>
    </style:style>
    <style:style style:name="T13" style:family="text">
      <style:text-properties fo:language="en" fo:country="US" fo:font-style="normal" officeooo:rsid="002143fc" style:font-style-asian="normal" style:font-style-complex="normal"/>
    </style:style>
    <style:style style:name="T14" style:family="text">
      <style:text-properties fo:language="en" fo:country="US" fo:font-style="normal" fo:font-weight="bold" officeooo:rsid="0013ace8" style:font-style-asian="normal" style:font-weight-asian="bold" style:font-style-complex="normal" style:font-weight-complex="bold"/>
    </style:style>
    <style:style style:name="T15" style:family="text">
      <style:text-properties fo:language="en" fo:country="US" fo:font-style="normal" fo:font-weight="bold" officeooo:rsid="0013e241" style:font-style-asian="normal" style:font-weight-asian="bold" style:font-style-complex="normal" style:font-weight-complex="bold"/>
    </style:style>
    <style:style style:name="T16" style:family="text">
      <style:text-properties fo:language="en" fo:country="US" fo:font-style="normal" fo:font-weight="bold" officeooo:rsid="001b5322" style:font-style-asian="normal" style:font-weight-asian="bold" style:font-style-complex="normal" style:font-weight-complex="bold"/>
    </style:style>
    <style:style style:name="T17" style:family="text">
      <style:text-properties officeooo:rsid="00098e64"/>
    </style:style>
    <style:style style:name="T18" style:family="text">
      <style:text-properties officeooo:rsid="0006f54b"/>
    </style:style>
    <style:style style:name="T19" style:family="text">
      <style:text-properties officeooo:rsid="000b97f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3ace8" style:font-weight-asian="bold" style:font-weight-complex="bold"/>
    </style:style>
    <style:style style:name="T22" style:family="text">
      <style:text-properties officeooo:rsid="0010b231"/>
    </style:style>
    <style:style style:name="T23" style:family="text">
      <style:text-properties officeooo:rsid="0013ace8"/>
    </style:style>
    <style:style style:name="T24" style:family="text">
      <style:text-properties officeooo:rsid="0013e241"/>
    </style:style>
    <style:style style:name="T25" style:family="text">
      <style:text-properties officeooo:rsid="00148c0e"/>
    </style:style>
    <style:style style:name="T26" style:family="text">
      <style:text-properties officeooo:rsid="0015e3cb"/>
    </style:style>
    <style:style style:name="T27" style:family="text">
      <style:text-properties officeooo:rsid="001c8399"/>
    </style:style>
    <style:style style:name="T28" style:family="text">
      <style:text-properties officeooo:rsid="0022b43c"/>
    </style:style>
    <style:style style:name="T29" style:family="text">
      <style:text-properties officeooo:rsid="002421c9"/>
    </style:style>
    <style:style style:name="T30" style:family="text">
      <style:text-properties officeooo:rsid="002bf8b5"/>
    </style:style>
    <style:style style:name="T31" style:family="text">
      <style:text-properties officeooo:rsid="002d78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ethod name keywords</text:h>
      <text:p text:style-name="P45">https://docs.spring.io/spring-data/jpa/docs/current/reference/html/#repository-query-keywords</text:p>
      <text:p text:style-name="P44"/>
      <text:p text:style-name="P44"/>
      <text:h text:style-name="Heading_20_1" text:outline-level="1">Properties</text:h>
      <text:p text:style-name="P31">spring.datasource.type <text:span text:style-name="T31">= FQN of DataSource</text:span></text:p>
      <text:p text:style-name="P31">spring.datasource.url = jdbc:h2:mem:softstore</text:p>
      <text:p text:style-name="P31">spring.datasource.username = admin</text:p>
      <text:p text:style-name="P31">spring.datasource.password = admin</text:p>
      <text:p text:style-name="P31">spring.datasource.driver-class-name=org.h2.Driver</text:p>
      <text:p text:style-name="P31"/>
      <text:p text:style-name="P52">Is this only for Tomcat DataSource??</text:p>
      <text:p text:style-name="P51">spring.datasource.max-active</text:p>
      <text:p text:style-name="P51">spring.datasource.max-idle/max-wait</text:p>
      <text:p text:style-name="P51">spring.datasource.min-idle</text:p>
      <text:p text:style-name="P31"/>
      <text:p text:style-name="P32">spring.jpa.database-platform = org.hibernate.dialect.H2Dialect</text:p>
      <text:p text:style-name="P32">spring.jpa.properties.* - <text:span text:style-name="T30">will be passed to JPA provider</text:span></text:p>
      <text:p text:style-name="P44"/>
      <text:p text:style-name="P44"/>
      <text:p text:style-name="P7">@Enable${store}Repositories</text:p>
      <text:p text:style-name="P8">search repositories in package of annotated class, use <text:span text:style-name="T20">basePackages</text:span> to spec. needed packages</text:p>
      <text:p text:style-name="P8">queryLookupStrategy – <text:span text:style-name="T19">how queries will be generated</text:span></text:p>
      <text:p text:style-name="P10"><text:tab/>CREATE – will be created parsing name of method</text:p>
      <text:p text:style-name="P10"><text:tab/>USE_DECLARED_QUERY – used declared query with @Query</text:p>
      <text:p text:style-name="P10"><text:tab/>CREATE_IF_NOT_FOUND – (default)</text:p>
      <text:p text:style-name="P10">repositoryImplementationPostfix – <text:span text:style-name="T23">for custome interfaces, default (“</text:span><text:span text:style-name="T21">Impl</text:span><text:span text:style-name="T23">”), see below</text:span></text:p>
      <text:p text:style-name="P22">repositoryBaseClass – <text:span text:style-name="T25">for custom base class (see below)</text:span></text:p>
      <text:p text:style-name="P28">bootstrapMode</text:p>
      <text:p text:style-name="P28"><text:tab/>DEFAULT – instantiate eagerly, unless NOT annotated with @Lazy</text:p>
      <text:p text:style-name="P47"><text:span text:style-name="T5"><text:tab/>LAZY – </text:span><text:span text:style-name="T6">lazy</text:span></text:p>
      <text:p text:style-name="P47"><text:span text:style-name="T6"><text:tab/>DEFERRED - <text:s/>like lazy, but </text:span><text:span text:style-name="T16">ContextRefreshedEvent</text:span><text:span text:style-name="T6"> triggers instantiation</text:span></text:p>
      <text:p text:style-name="P29"/>
      <text:p text:style-name="P8"/>
      <text:p text:style-name="P8">extend own interface from Repositoty, CrudRespository, PagingAndSortingRepository</text:p>
      <text:p text:style-name="P34">or</text:p>
      <text:p text:style-name="P8">@RepositoryDefinition over interface</text:p>
      <text:p text:style-name="P8"/>
      <text:p text:style-name="P8">@NoRepositoryBean – <text:span text:style-name="T17">over interface if it should not be linked to implementation and is just a base interface for other</text:span></text:p>
      <text:p text:style-name="P8"/>
      <text:p text:style-name="P35">How Spring define concrete module to be linked to interface:</text:p>
      <text:p text:style-name="P9">1) Interface is declared in basePackages defined in <text:span text:style-name="T18">@Enable${store}Repositories</text:span></text:p>
      <text:p text:style-name="P9">2) Interface extends specific Repository interface: JpaRepository</text:p>
      <text:p text:style-name="P9">3) Entities are annotated by specific annotations: @Entity→JPA, @Document → Mongo</text:p>
      <text:p text:style-name="P9"><text:soft-page-break/></text:p>
      <text:p text:style-name="P36">Methods in interface can also take</text:p>
      <text:p text:style-name="P13">Pageable – allow Page&lt;&gt;, Slice&lt;&gt;, List&lt;&gt; return type.</text:p>
      <text:p text:style-name="P12"><text:tab/>Page – knows about total number of results</text:p>
      <text:p text:style-name="P12"><text:tab/>Slice – knows whether next Slice is available</text:p>
      <text:p text:style-name="P36">and/or</text:p>
      <text:p text:style-name="P13">Sort – to sort results:</text:p>
      <text:p text:style-name="P13"><text:tab/>Sort sort = Sort.by("firstname").ascending().and(Sort.by("lastname").descending());</text:p>
      <text:p text:style-name="P13"><text:tab/><text:span text:style-name="T20">for type safety</text:span></text:p>
      <text:p text:style-name="P13"><text:tab/>TypedSort&lt;Person&gt; person = Sort.sort(Person.class);</text:p>
      <text:p text:style-name="P13"><text:tab/>Sort sort = person.by(Person::getFirstname).ascending().and(..);</text:p>
      <text:p text:style-name="P11"/>
      <text:p text:style-name="P36">Methods may also return</text:p>
      <text:p text:style-name="P14">Set</text:p>
      <text:p text:style-name="P14">Iterable</text:p>
      <text:p text:style-name="P14">Streamable – Spring’s interface</text:p>
      <text:p text:style-name="P14">Optional – <text:span text:style-name="T22">for methods, which return single instance. If return type is not Optional → method may return null.</text:span></text:p>
      <text:p text:style-name="P11"/>
      <text:p text:style-name="P15">@Nullable – declares, that param./return may be null</text:p>
      <text:p text:style-name="P15">@NonNull – add runtime check, that param./return is not null</text:p>
      <text:p text:style-name="P16">@NonNullApi – declare, that by default, everything in package is @NonNull; place it in package-info.java:</text:p>
      <text:p text:style-name="P17"><text:tab/>@org.springframework.lang.NonNullApi</text:p>
      <text:p text:style-name="P17"><text:tab/>package com.acme;</text:p>
      <text:p text:style-name="P33"/>
      <text:p text:style-name="P37">To add custom methods for repository:</text:p>
      <text:p text:style-name="P18">1) define custom interface:</text:p>
      <text:p text:style-name="P18">interface Custom {</text:p>
      <text:p text:style-name="P18"><text:tab/>int custom();</text:p>
      <text:p text:style-name="P18">}</text:p>
      <text:p text:style-name="P18">2) define implementation for custom interface</text:p>
      <text:p text:style-name="P18">class Custom<text:span text:style-name="T20">Impl</text:span> implements Custom { - important postfix</text:p>
      <text:p text:style-name="P18"><text:tab/>int custom() {return 0;}</text:p>
      <text:p text:style-name="P18">}</text:p>
      <text:p text:style-name="P18">3) extend interface of custom repository also from custom interface</text:p>
      <text:p text:style-name="P18">interface CustomRepository implements Custom, Repository{</text:p>
      <text:p text:style-name="P18">}</text:p>
      <text:p text:style-name="P20">custom implementations have higher precendence than default</text:p>
      <text:p text:style-name="P20"/>
      <text:p text:style-name="P38">Change default behavior of Spring’s Data interfaces:</text:p>
      <text:p text:style-name="P46"><text:span text:style-name="T3">1) define e</text:span><text:span text:style-name="T4">xtension for base class</text:span></text:p>
      <text:p text:style-name="P46"><text:span text:style-name="T3">class MyBasic e</text:span><text:span text:style-name="T4">xtends</text:span><text:span text:style-name="T3"> </text:span><text:span text:style-name="T14">S</text:span><text:span text:style-name="T15">impleJpaRepository</text:span><text:span text:style-name="T3"> {</text:span></text:p>
      <text:p text:style-name="P20"><text:tab/>public <text:span text:style-name="T20">MyBasic</text:span>(JpaEntityInformation I, EntityManagerFactory m) { - <text:span text:style-name="T24">need constructor</text:span></text:p>
      <text:p text:style-name="P20"><text:tab/><text:tab/><text:span text:style-name="T20">super(i, m);</text:span></text:p>
      <text:p text:style-name="P20"><text:tab/>}</text:p>
      <text:p text:style-name="P20"/>
      <text:p text:style-name="P20"><text:tab/>&lt;override method&gt;</text:p>
      <text:p text:style-name="P20">}</text:p>
      <text:p text:style-name="P21"><text:soft-page-break/>2) set <text:span text:style-name="T20">repositoryBaseClass</text:span> (of @Enable${store}Repositories) to MyBasic.class</text:p>
      <text:p text:style-name="P19"/>
      <text:p text:style-name="P19">@EntityScan<text:span text:style-name="T26">() - to define places with entities</text:span></text:p>
      <text:p text:style-name="P19"/>
      <text:p text:style-name="P19"/>
      <text:p text:style-name="P39">Transactions</text:p>
      <text:p text:style-name="P25">@Transactional – method will be wxwcuted inside transaction</text:p>
      <text:p text:style-name="P25">Transaction will be rollbacked on <text:span text:style-name="T20">RuntimeException</text:span>, but will not on checked exception</text:p>
      <text:p text:style-name="P25">isolation: <text:span text:style-name="T29">Isolation – READ_UNCOMMITED/.../SERIALIZABLE</text:span></text:p>
      <text:p text:style-name="P27">rollbackFo<text:span text:style-name="T28">r – array of Class&lt;? Extends Throwable&gt;</text:span></text:p>
      <text:p text:style-name="P26">noRollbackFor - <text:span text:style-name="T28">array of Class&lt;? Extends Throwable&gt;</text:span></text:p>
      <text:p text:style-name="P27">propagation: <text:span text:style-name="T28">Propagation</text:span></text:p>
      <text:p text:style-name="P48"><text:span text:style-name="T7"><text:tab/></text:span><text:span text:style-name="T8">REQUERED - <text:s/>support a current transaction, create a new one if none exists</text:span></text:p>
      <text:p text:style-name="P48"><text:span text:style-name="T7"><text:tab/>REQUIRES_NEW - create a new transaction → </text:span><text:span text:style-name="T9">executes out of</text:span><text:span text:style-name="T7"> current transaction if one <text:tab/>exists.</text:span></text:p>
      <text:p text:style-name="P48"><text:span text:style-name="T7"><text:tab/></text:span><text:span text:style-name="T10">SUPPORTS - support a current transaction, execute non-transactionally if none exists.</text:span></text:p>
      <text:p text:style-name="P30"><text:tab/>NOT_SUPPORTED - execute non-transactionally, suspend(executs out of transaction) the <text:tab/>current transaction if one exists.</text:p>
      <text:p text:style-name="P30"><text:tab/>NEVER - execute non-transactionally, throw an exception if a transaction exists.</text:p>
      <text:p text:style-name="P30"><text:tab/>MANDATORY - support a current transaction, throw an exception if none exists.</text:p>
      <text:p text:style-name="P30"><text:tab/>NESTED - execute within a nested transaction if a current transaction exists, behave like <text:tab/><text:tab/><text:tab/>REQUIRED otherwise.</text:p>
      <text:p text:style-name="P27"><text:tab/></text:p>
      <text:p text:style-name="P27">readOnly : <text:span text:style-name="T28">boolean – to signal, that transaction is read-only → allows optimizations</text:span></text:p>
      <text:p text:style-name="P27">timeout – timeout for transaction in <text:span text:style-name="T20">seconds</text:span></text:p>
      <text:p text:style-name="P27">transactionManager: <text:span text:style-name="T29">String – qualifier for transactionManager</text:span></text:p>
      <text:p text:style-name="P27"/>
      <text:p text:style-name="P27">@EnableTransactionManagement</text:p>
      <text:p text:style-name="P27"/>
      <text:p text:style-name="P39">Locking</text:p>
      <text:p text:style-name="P27">@Lock <text:span text:style-name="T27">(LockModeType.&lt;choose type&gt;)</text:span></text:p>
      <text:p text:style-name="P19"/>
      <text:p text:style-name="P23">Bootstrap</text:p>
      <text:p text:style-name="P23"/>
      <text:p text:style-name="P23">In spring Boot:</text:p>
      <text:p text:style-name="P23">1) add spring-boot-starter-data-jpa dependency</text:p>
      <text:p text:style-name="P23">2) add DB driver to class-path</text:p>
      <text:p text:style-name="P24">3) specify some properties</text:p>
      <text:p text:style-name="P19">spring.datasource.url = jdbc:postgresql://localhost:5432/recipes</text:p>
      <text:p text:style-name="P19">spring.datasource.username = postgres</text:p>
      <text:p text:style-name="P19">spring.datasource.password = postgres</text:p>
      <text:p text:style-name="P24">4) Inject EnityManager, where it is needed</text:p>
      <text:p text:style-name="P19"/>
      <text:h text:style-name="Heading_20_1" text:outline-level="1">JdbcTemplate</text:h>
      <text:p text:style-name="P41"><text:span text:style-name="T1">create </text:span><text:span text:style-name="T2">J</text:span><text:span text:style-name="T1">dbcTemplate from DataSource</text:span></text:p>
      <text:p text:style-name="P2">bean for DataSource object</text:p>
      <text:p text:style-name="P41">&lt;bean id="dataSource" </text:p>
      <text:p text:style-name="P41"><text:soft-page-break/><text:s text:c="6"/>class = "org.springframework.jdbc.datasource.DriverManagerDataSource"&gt;</text:p>
      <text:p text:style-name="P41"><text:s text:c="6"/>&lt;property name = "driverClassName" value = "com.mysql.jdbc.Driver"/&gt;</text:p>
      <text:p text:style-name="P41"><text:s text:c="6"/>&lt;property name = "url" value = "jdbc:mysql://localhost:3306/TEST"/&gt;</text:p>
      <text:p text:style-name="P41"><text:s text:c="6"/>&lt;property name = "username" value = "root"/&gt;</text:p>
      <text:p text:style-name="P41"><text:s text:c="6"/>&lt;property name = "password" value = "password"/&gt;</text:p>
      <text:p text:style-name="P41"><text:s text:c="3"/>&lt;/bean&gt;</text:p>
      <text:p text:style-name="P3"/>
      <text:p text:style-name="P3">Overloaded </text:p>
      <text:p text:style-name="P3">execute()</text:p>
      <text:p text:style-name="P3">query()</text:p>
      <text:p text:style-name="P3">queryForList()</text:p>
      <text:p text:style-name="P3">queryForMap()</text:p>
      <text:p text:style-name="P3">queryForObject()</text:p>
      <text:p text:style-name="P3">queryForRowSet()</text:p>
      <text:p text:style-name="P4">update()</text:p>
      <text:p text:style-name="P3"/>
      <text:p text:style-name="P40">Interfaces used by JdbcTemplate</text:p>
      <text:p text:style-name="P42"><text:span text:style-name="T11">RowMapper&lt;T&gt;, </text:span><text:span text:style-name="T12">stateless</text:span><text:span text:style-name="T11">: @Nullable </text:span><text:span text:style-name="T12">T mapRow(ResultSet rs, int rowNum) throws SQLException – rowNum – number of current row. rs.next() should not be called. Just map current row to some object</text:span></text:p>
      <text:p text:style-name="P5"/>
      <text:p text:style-name="P5">RowCallbackHandler, typically stateful – keeps results of processing for future: void processRow(ResultSet rs) throws SQLException</text:p>
      <text:p text:style-name="P5"/>
      <text:p text:style-name="P5">ResultSetExtractor&lt;T&gt;, stateless: T extractData(ResultSet rs) throws SQLException</text:p>
      <text:p text:style-name="P5"/>
      <text:p text:style-name="P43"><text:span text:style-name="T12">P</text:span><text:span text:style-name="T11">reparedStatementCreator: PreparedStatement createPreparedStatement(Connection con) throws SQLException – creates prepared statement with conn</text:span></text:p>
      <text:p text:style-name="P6"/>
      <text:p text:style-name="P49"><text:span text:style-name="T11"><text:s/></text:span><text:span text:style-name="T13">Call stored in DB procedure </text:span></text:p>
      <text:p text:style-name="P6">jdbcCall = <text:s/>new SimpleJdbcCall(dataSource).withProcedureName("getRecord");</text:p>
      <text:p text:style-name="P2">set inputs for stored procedure</text:p>
      <text:p text:style-name="P6">SqlParameterSource in = new MapSqlParameterSource().addValue("in_id", id);</text:p>
      <text:p text:style-name="P2">call procedure</text:p>
      <text:p text:style-name="P6">Map&lt;String, Object&gt; out = jdbcCall.execute(in);</text:p>
      <text:p text:style-name="P6"/>
      <text:p text:style-name="P1">Example of procedure in database TEST</text:p>
      <text:p text:style-name="P1">DELIMITER $$</text:p>
      <text:p text:style-name="P1"/>
      <text:p text:style-name="P1">DROP PROCEDURE IF EXISTS `TEST`.`getRecord` $$</text:p>
      <text:p text:style-name="P1">CREATE PROCEDURE `TEST`.`getRecord` (</text:p>
      <text:p text:style-name="P1">IN in_id INTEGER,</text:p>
      <text:p text:style-name="P1">OUT out_name VARCHAR(20),</text:p>
      <text:p text:style-name="P1">OUT out_age <text:s/>INTEGER)</text:p>
      <text:p text:style-name="P1">BEGIN</text:p>
      <text:p text:style-name="P1"><text:s text:c="3"/>SELECT name, age</text:p>
      <text:p text:style-name="P1"><text:s text:c="3"/>INTO out_name, out_age</text:p>
      <text:p text:style-name="P1"><text:s text:c="3"/>FROM Student where id = in_id;</text:p>
      <text:p text:style-name="P1">END $$</text:p>
      <text:p text:style-name="P1"/>
      <text:p text:style-name="P1"><text:soft-page-break/>DELIMITER ;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3-02-09T15:57:12.175000000</dc:date>
    <meta:editing-duration>PT2H47M57S</meta:editing-duration>
    <meta:editing-cycles>23</meta:editing-cycles>
    <meta:document-statistic meta:table-count="0" meta:image-count="0" meta:object-count="0" meta:page-count="5" meta:paragraph-count="149" meta:word-count="766" meta:character-count="6554" meta:non-whitespace-character-count="5824"/>
  </office:meta>
</office:document-meta>
</file>